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eywordAnalyzer.reusableTokenStream( String fieldName , final 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KeywordAnalyzer.tokenStream( String fieldName , final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